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Path.add( FileNameMapper new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yPath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opyPath.setPath( Path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ath.validateAttribu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pyPath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ath.setGranularity( long granu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ath.setPreserveLastModified( boolean preserv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ath.creat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yPath.set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